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ext:span>The virtual (on screen) keyboard to write texts into a Text area.</text:span></text:p><text:p text:style-name="Standard"/><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ext:span>The name of </text:span><text:span text:style-name="backtick">Textarea</text:span><text:span> Widget attached to this Widget.</text:span></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The following modes are available:</text:span></text:p><text:p text:style-name="Standard"/><text:list xml:id="list_Keyboard6" text:style-name="List_20_1">
                    <text:list-item>
                            <text:p text:style-name="List_20_1_20_Start">
                            <text:span><text:span text:style-name="backtick">TEXT_LOWER</text:span><text:span> – Display lower case letters.</text:span></text:span>
                            </text:p>
                        </text:list-item>
                        
<text:list-item>
                            <text:p text:style-name="List_20_1">
                            <text:span><text:span text:style-name="backtick">TEXT_UPPER</text:span><text:span> – Display upper case letters.</text:span></text:span>
                            </text:p>
                        </text:list-item>
                        
<text:list-item>
                            <text:p text:style-name="List_20_1">
                            <text:span><text:span text:style-name="backtick">SPECIAL</text:span><text:span> – Display special characters.</text:span></text:span>
                            </text:p>
                        </text:list-item>
                        
<text:list-item>
                            <text:p text:style-name="List_20_1">
                            <text:span><text:span text:style-name="backtick">NUMBER</text:span><text:span> – Display numbers, +/- sign, and decimal dot.</text:span></text:span>
                            </text:p>
                        </text:list-item>
                        
<text:list-item>
                            <text:p text:style-name="List_20_1_20_End">
                            <text:span><text:span text:style-name="backtick">USER_1</text:span><text:span> to </text:span><text:span text:style-name="backtick">USER_4</text:span><text:span> – User-defined modes.</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Keyboard12"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Keyboard15"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Keyboard18"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Keyboard21"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
                                            <text:list xml:id="list_Keyboard24" text:continue-numbering="true" text:continue-list="list_Keyboard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
                                            <text:list xml:id="list_Keyboard25" text:continue-numbering="true" text:continue-list="list_Keyboard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
                                            <text:list xml:id="list_Keyboard26" text:continue-numbering="true" text:continue-list="list_Keyboard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
                                            <text:list xml:id="list_Keyboard27" text:continue-numbering="true" text:continue-list="list_Keyboard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
                                            <text:list xml:id="list_Keyboard28" text:continue-numbering="true" text:continue-list="list_Keyboard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
                                            <text:list xml:id="list_Keyboard29" text:continue-numbering="true" text:continue-list="list_Keyboard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
                                            <text:list xml:id="list_Keyboard30" text:continue-numbering="true" text:continue-list="list_Keyboard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
                                            <text:list xml:id="list_Keyboard31" text:continue-numbering="true" text:continue-list="list_Keyboard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
                                            <text:list xml:id="list_Keyboard32" text:continue-numbering="true" text:continue-list="list_Keyboard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
                                            <text:list xml:id="list_Keyboard33" text:continue-numbering="true" text:continue-list="list_Keyboard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
                                            <text:list xml:id="list_Keyboard34" text:continue-numbering="true" text:continue-list="list_Keyboard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
                                            <text:list xml:id="list_Keyboard35" text:continue-numbering="true" text:continue-list="list_Keyboard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
                                            <text:list xml:id="list_Keyboard36" text:continue-numbering="true" text:continue-list="list_Keyboard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
                                            <text:list xml:id="list_Keyboard37" text:continue-numbering="true" text:continue-list="list_Keyboard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
                                            <text:list xml:id="list_Keyboard38" text:continue-numbering="true" text:continue-list="list_Keyboard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
                                            <text:list xml:id="list_Keyboard39" text:continue-numbering="true" text:continue-list="list_Keyboard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
                                            <text:list xml:id="list_Keyboard40" text:continue-numbering="true" text:continue-list="list_Keyboard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
                                            <text:list xml:id="list_Keyboard41" text:continue-numbering="true" text:continue-list="list_Keyboard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
                                            <text:list xml:id="list_Keyboard42" text:continue-numbering="true" text:continue-list="list_Keyboard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
                                            <text:list xml:id="list_Keyboard43" text:continue-numbering="true" text:continue-list="list_Keyboard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
                                            <text:list xml:id="list_Keyboard44" text:continue-numbering="true" text:continue-list="list_Keyboard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
                                            <text:list xml:id="list_Keyboard45" text:continue-numbering="true" text:continue-list="list_Keyboard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46" text:continue-numbering="true" text:continue-list="list_Keyboard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
                                            <text:list xml:id="list_Keyboard47" text:continue-numbering="true" text:continue-list="list_Keyboard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
                                            <text:list xml:id="list_Keyboard48" text:continue-numbering="true" text:continue-list="list_Keyboard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
                                            <text:list xml:id="list_Keyboard49" text:continue-numbering="true" text:continue-list="list_Keyboard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
                                            <text:list xml:id="list_Keyboard50" text:continue-numbering="true" text:continue-list="list_Keyboard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
                                            <text:list xml:id="list_Keyboard51" text:continue-numbering="true" text:continue-list="list_Keyboard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2" text:continue-numbering="true" text:continue-list="list_Keyboard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Keyboard5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4" text:continue-numbering="true" text:continue-list="list_Keyboard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Keyboard55" text:continue-numbering="true" text:continue-list="list_Keyboard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Keyboard56" text:continue-numbering="true" text:continue-list="list_Keyboard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57"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